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fd8" officeooo:paragraph-rsid="001a1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Specification Document: BRAGGART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0:52:46.077000000</meta:creation-date>
    <meta:generator>LibreOffice/7.0.3.1$Windows_X86_64 LibreOffice_project/d7547858d014d4cf69878db179d326fc3483e082</meta:generator>
    <dc:date>2021-06-10T11:29:02.211000000</dc:date>
    <meta:editing-duration>PT36M17S</meta:editing-duration>
    <meta:editing-cycles>1</meta:editing-cycles>
    <meta:document-statistic meta:table-count="0" meta:image-count="0" meta:object-count="0" meta:page-count="1" meta:paragraph-count="1" meta:word-count="4" meta:character-count="41" meta:non-whitespace-character-count="38"/>
  </office:meta>
</office:document-meta>
</file>